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dfcf" officeooo:paragraph-rsid="00120e86"/>
    </style:style>
    <style:style style:name="P2" style:family="paragraph" style:parent-style-name="Standard">
      <style:paragraph-properties fo:text-align="center" style:justify-single-word="false"/>
      <style:text-properties officeooo:rsid="0010dfcf" officeooo:paragraph-rsid="0010dfcf"/>
    </style:style>
    <style:style style:name="P3" style:family="paragraph" style:parent-style-name="Standard">
      <style:text-properties officeooo:rsid="0015ef71" officeooo:paragraph-rsid="0015ef71"/>
    </style:style>
    <style:style style:name="P4" style:family="paragraph" style:parent-style-name="Standard">
      <style:text-properties officeooo:rsid="0017c833" officeooo:paragraph-rsid="0017c833"/>
    </style:style>
    <style:style style:name="P5" style:family="paragraph" style:parent-style-name="Standard">
      <style:text-properties officeooo:rsid="001a395f" officeooo:paragraph-rsid="001a395f"/>
    </style:style>
    <style:style style:name="P6" style:family="paragraph" style:parent-style-name="Standard">
      <style:text-properties officeooo:rsid="001b2561" officeooo:paragraph-rsid="001b2561"/>
    </style:style>
    <style:style style:name="T1" style:family="text">
      <style:text-properties officeooo:rsid="00120e86"/>
    </style:style>
    <style:style style:name="T2" style:family="text">
      <style:text-properties officeooo:rsid="001291f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b87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andos linux</text:p>
      <text:p text:style-name="P1"><text:s/>ifconfig</text:p>
      <text:p text:style-name="P5">ifconfig (nombre de la red) down (apagar)</text:p>
      <text:p text:style-name="P5">ifconfig e<text:span text:style-name="T5">np0s3</text:span> (nombre de la red) 192.168.13.13 <text:s/>netmask 255.255.255.0</text:p>
      <text:p text:style-name="P1"/>
      <text:p text:style-name="P1">ping 8.8.8.8 →<text:span text:style-name="T2"> </text:span>paquete de prueba</text:p>
      <text:p text:style-name="P1">tracert 8.8.8.8 →<text:span text:style-name="T2"> saltos de router </text:span><text:s/>//<text:span text:style-name="T1">en windows linux traceroute 8.8.8.8</text:span></text:p>
      <text:p text:style-name="P1"><text:span text:style-name="T1">route → enrutamientos del dispositivo</text:span> </text:p>
      <text:p text:style-name="P1"/>
      <text:p text:style-name="P3">montar dispositivos en el directorio</text:p>
      <text:p text:style-name="P3">mount dispositivo directorio</text:p>
      <text:p text:style-name="P3">umount dispositivos</text:p>
      <text:p text:style-name="P3"/>
      <text:p text:style-name="P3">montar un dispositivo iso</text:p>
      <text:p text:style-name="P3">dd if=iso of=/dev/sdc bs= 4096</text:p>
      <text:p text:style-name="P3"/>
      <text:p text:style-name="P6">comando permisos para compartir:</text:p>
      <text:p text:style-name="P6">chown <text:s/>nobody:nogroup compartida(nombre carpeta)</text:p>
      <text:p text:style-name="P6"/>
      <text:p text:style-name="P6">reiniciar samba </text:p>
      <text:p text:style-name="P6">service smbd restart</text:p>
      <text:p text:style-name="P6"/>
      <text:p text:style-name="P4">formatear usb o disco a 0</text:p>
      <text:p text:style-name="P4">cat /<text:span text:style-name="T3">dev/sda(dispositivo)/</text:span><text:span text:style-name="T4">0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0:16:18.431000000</meta:creation-date>
    <dc:date>2018-05-22T22:15:28.617000000</dc:date>
    <meta:editing-duration>PT3H3M37S</meta:editing-duration>
    <meta:editing-cycles>5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18" meta:word-count="81" meta:character-count="584" meta:non-whitespace-character-count="515"/>
  </office:meta>
</office:document-meta>
</file>